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3.0597in" style:rel-column-width="28955*"/>
    </style:style>
    <style:style style:name="horizontallist.B" style:family="table-column">
      <style:table-column-properties style:column-width="3.8653in" style:rel-column-width="36580*"/>
    </style:style>
    <style:style style:name="Table1" style:family="table">
      <style:table-properties style:width="6.925in" table:align="margins"/>
    </style:style>
    <style:style style:name="Table1.A" style:family="table-column">
      <style:table-column-properties style:column-width="2.9431in" style:rel-column-width="27851*"/>
    </style:style>
    <style:style style:name="Table1.B" style:family="table-column">
      <style:table-column-properties style:column-width="3.9819in" style:rel-column-width="37684*"/>
    </style:style>
    <style:style style:name="Table2" style:family="table">
      <style:table-properties style:width="6.925in" table:align="margins"/>
    </style:style>
    <style:style style:name="Table2.A" style:family="table-column">
      <style:table-column-properties style:column-width="1.6931in" style:rel-column-width="16022*"/>
    </style:style>
    <style:style style:name="Table2.B" style:family="table-column">
      <style:table-column-properties style:column-width="5.2319in" style:rel-column-width="49513*"/>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9326in" style:rel-column-width="37216*"/>
    </style:style>
    <style:style style:name="Table4.B" style:family="table-column">
      <style:table-column-properties style:column-width="2.9924in" style:rel-column-width="28319*"/>
    </style:style>
    <style:style style:name="Table5" style:family="table">
      <style:table-properties style:width="6.925in" table:align="margins"/>
    </style:style>
    <style:style style:name="Table5.A" style:family="table-column">
      <style:table-column-properties style:column-width="2.3181in" style:rel-column-width="21937*"/>
    </style:style>
    <style:style style:name="Table5.B" style:family="table-column">
      <style:table-column-properties style:column-width="4.6069in" style:rel-column-width="43598*"/>
    </style:style>
    <style:style style:name="Table6" style:family="table">
      <style:table-properties style:width="6.925in" table:align="margins" fo:keep-with-next="always"/>
    </style:style>
    <style:style style:name="Table6.A" style:family="table-column">
      <style:table-column-properties style:column-width="2.5653in" style:rel-column-width="24276*"/>
    </style:style>
    <style:style style:name="Table6.B" style:family="table-column">
      <style:table-column-properties style:column-width="4.3597in" style:rel-column-width="41259*"/>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ext-body">
      <style:paragraph-properties fo:break-before="page"/>
    </style:style>
    <style:style style:name="P5" style:family="paragraph" style:parent-style-name="text-body" style:list-style-name="L2"/>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ect3" style:list-style-name=""/>
    <style:style style:name="P13" style:family="paragraph" style:parent-style-name="sect3">
      <style:paragraph-properties fo:break-before="page"/>
    </style:style>
    <style:style style:name="P14" style:family="paragraph" style:parent-style-name="sect2" style:list-style-name=""/>
    <style:style style:name="P15" style:family="paragraph" style:parent-style-name="sect2">
      <style:paragraph-properties fo:break-before="page"/>
    </style:style>
    <style:style style:name="P16" style:family="paragraph" style:parent-style-name="sect1" style:list-style-name=""/>
    <style:style style:name="P17" style:family="paragraph" style:parent-style-name="sect1">
      <style:paragraph-properties fo:break-before="page"/>
    </style:style>
    <style:style style:name="P18" style:family="paragraph" style:parent-style-name="Text_20_body" style:list-style-name="L2"/>
    <style:style style:name="P19" style:family="paragraph" style:parent-style-name="_2a__20_RA-Content" style:list-style-name="L2"/>
    <style:style style:name="P20" style:family="paragraph" style:parent-style-name="_2a__20_RA-Content" style:list-style-name="L3"/>
    <style:style style:name="P21" style:family="paragraph" style:parent-style-name="_2a__20_RA-Code" style:list-style-name="L2"/>
    <style:style style:name="P22" style:family="paragraph" style:parent-style-name="_2a__20_RA-Code" style:list-style-name="L5"/>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roof of Concep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360974952795827654" text:style-name="L1">
        <text:list-item>
          <text:p text:style-name="P6">Log into the Foreman user interface. </text:p>
        </text:list-item>
        <text:list-item>
          <text:p text:style-name="P6">Move the mouse over the <text:span text:style-name="_2a__20_RA-UI_20_Element">Administer</text:span> drop down menu on the right side of the interface. </text:p>
        </text:list-item>
        <text:list-item>
          <text:p text:style-name="P6">Select <text:span text:style-name="_2a__20_RA-UI_20_Element">Settings</text:span> from the menu. </text:p>
        </text:list-item>
        <text:list-item>
          <text:p text:style-name="P6">Select the <text:span text:style-name="_2a__20_RA-UI_20_Element">Provisioning</text:span> tab. </text:p>
        </text:list-item>
        <text:list-item>
          <text:p text:style-name="P6">Select Value for the<text:span text:style-name="_2a__20_RA-UI_20_Element"> ignore_puppet_facts_for_provisioning</text:span> setting. </text:p>
          <text:list>
            <text:list-item>
              <text:p text:style-name="P6">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text:span text:style-name="_2a__20_RA-Software_20_Name">hammer</text:span> command is used to more easily perform the configurations. Usage of the <text:span text:style-name="_2a__20_RA-Software_20_Name">hammer</text:span> command requires identifiers for the various pieces of information stored within the Foreman server. This includes identifiers for the defined installation media, partitions, templates, hosts, as well as other items.</text:p>
      <text:p text:style-name="text-body">A checklist file, <text:span text:style-name="_2a__20_RA-File">dell-poc-checklist.pdf</text:span>, is available to easily keep track of this information. </text:p>
      <text:p text:style-name="text-body">Download and print the Dell POC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text:span text:style-name="_2a__20_RA-File">dell-poc-deploy.tgz</text:span>. This TAR file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text:span text:style-name="_2a__20_RA-File"> /root/poc</text:span> directory..</text:p>
      <text:p text:style-name="_2a__20_RA-Code"># mkdir /root/poc<text:line-break/><text:line-break/># cd /root/poc<text:line-break/><text:line-break/># tar xzvf /PATH/TO/FILE/dell-poc-deploy.tgz</text:p>
      <text:p text:style-name="Text_20_body"/>
      <text:h text:style-name="sect2" text:outline-level="2"><text:soft-page-break/>Version Locking</text:h>
      <text:p text:style-name="text-body">Execute the following command to make the version locking files available during node provisioning:</text:p>
      <text:p text:style-name="_2a__20_RA-Code"># cp -r /root/poc/vlock_files /usr/share/foreman/public</text:p>
      <text:h text:style-name="sect2" text:outline-level="2"><text:bookmark-start text:name="_the_hammer_command"/>The Hammer Command<text:bookmark-end text:name="_the_hammer_command"/></text:h>
      <text:list xml:id="list7964852496248503853" text:style-name="L2">
        <text:list-item>
          <text:p text:style-name="P7">Install the packages that contain the <text:span text:style-name="_2a__20_RA-Software_20_Name">hammer</text:span> command. </text:p>
          <text:p text:style-name="P21"># yum -y install "*hammer*"</text:p>
          <text:p text:style-name="P18"/>
          <text:p text:style-name="P5">This should install the following packages:</text:p>
          <text:list>
            <text:list-item>
              <text:p text:style-name="P7"><text:span text:style-name="_2a__20_RA-Software_20_Name">rubygem-hammer_cli-doc-0.1.1-12.el6sat.noarch</text:span> </text:p>
            </text:list-item>
            <text:list-item>
              <text:p text:style-name="P7"><text:span text:style-name="_2a__20_RA-Software_20_Name">rubygem-hammer_cli-0.1.1-12.el6sat.noarch</text:span> </text:p>
            </text:list-item>
            <text:list-item>
              <text:p text:style-name="P7"><text:span text:style-name="_2a__20_RA-Software_20_Name">rubygem-hammer_cli_foreman-0.1.1-16.el6sat.noarch</text:span> </text:p>
            </text:list-item>
            <text:list-item>
              <text:p text:style-name="P7"><text:span text:style-name="_2a__20_RA-Software_20_Name">rubygem-hammer_cli_foreman-doc-0.1.1-16.el6sat.noarch</text:span> </text:p>
            </text:list-item>
          </text:list>
        </text:list-item>
        <text:list-item>
          <text:p text:style-name="P7">Configure the <text:span text:style-name="_2a__20_RA-Software_20_Name">hammer</text:span> command to display <text:span text:style-name="_2a__20_RA-Variable_20_Data">200</text:span> items per page. This just makes it easier to read everything. </text:p>
          <text:list>
            <text:list-item>
              <text:p text:style-name="P7">Replace the value for the <text:span text:style-name="_2a__20_RA-UI_20_Element">:per_page:</text:span> option in the<text:span text:style-name="_2a__20_RA-File"> /etc/hammer/cli_config.yml</text:span> file. </text:p>
            </text:list-item>
          </text:list>
        </text:list-item>
        <text:list-item>
          <text:p text:style-name="P7">Configure the <text:span text:style-name="_2a__20_RA-Software_20_Name">hammer</text:span> command to not prompt for a username/password when connecting. </text:p>
          <text:list>
            <text:list-item>
              <text:p text:style-name="P7">Add the following to the beginning of the <text:span text:style-name="_2a__20_RA-File">/etc/hammer/cli_config.yml</text:span> file. Replace the name and password appropriately. </text:p>
              <text:p text:style-name="P19">:foreman:<text:line-break/> :username: 'admin'<text:line-break/> :password: 'changeme'</text:p>
              <text:p text:style-name="P18"/>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text-body">The <text:span text:style-name="_2a__20_RA-Software_20_Name">name</text:span> option should specify a name that is appropriate for the installation.</text:p>
      <text:p text:style-name="text-body">The <text:span text:style-name="_2a__20_RA-Software_20_Name">os-family</text:span> should remain Redhat in most cases.</text:p>
      <text:p text:style-name="text-body">The <text:span text:style-name="_2a__20_RA-Software_20_Name">path</text:span> option specifies the path or URL to the installation tree.</text:p>
      <text:h text:style-name="P12" text:outline-level="3"><text:soft-page-break/></text:h>
      <text:h text:style-name="P13" text:outline-level="3"><text:bookmark-start text:name="_satellite_server"/>Satellite Server<text:bookmark-end text:name="_satellite_server"/></text:h>
      <text:p text:style-name="text-body">The path included in the example below should work with most satellite installation, just replace <text:span text:style-name="_2a__20_RA-Variable_20_Data">SATELLITE_SERVER</text:span> with the appropriate FQDN.</text:p>
      <text:p text:style-name="_2a__20_RA-Code"># hammer medium create --name "Dell OSP Pilot" --os-family Redhat \<text:line-break/> <text:s/>--path 'http://SATELLITE_SERVER/ks/dist/ks-rhel-$arch-server-$major-$version'</text:p>
      <text:h text:style-name="sect3" text:outline-level="3" text:is-list-header="true"/>
      <text:h text:style-name="sect3" text:outline-level="3"><text:bookmark-start text:name="_local_iso_on_foreman_node"/>Local ISO on Foreman Node<text:bookmark-end text:name="_local_iso_on_foreman_node"/></text:h>
      <text:list xml:id="list8135020910122255641" text:style-name="L3">
        <text:list-item>
          <text:p text:style-name="P8"><text:span text:style-name="_2a__20_RA-Software_20_Name">mkdir /usr/share/foreman/public/iso </text:span></text:p>
        </text:list-item>
        <text:list-item>
          <text:p text:style-name="P8">Copy the RHEL7 iso to the <text:span text:style-name="_2a__20_RA-File">/root</text:span> directory of the foreman node </text:p>
        </text:list-item>
        <text:list-item>
          <text:p text:style-name="P8">Edit <text:span text:style-name="_2a__20_RA-File">/etc/fstab</text:span> </text:p>
        </text:list-item>
        <text:list-item>
          <text:p text:style-name="P8">Add the following line to the end: </text:p>
          <text:list>
            <text:list-header>
              <text:p text:style-name="P20">/root/RHEL-7.0-Server-x86_64-dvd.iso /usr/share/foreman/public/iso iso9660 loop,ro 0 0</text:p>
            </text:list-header>
          </text:list>
        </text:list-item>
        <text:list-item>
          <text:p text:style-name="P8"><text:span text:style-name="_2a__20_RA-Software_20_Name">mount -a </text:span></text:p>
        </text:list-item>
      </text:list>
      <text:p text:style-name="_2a__20_RA-Code">hammer medium create --name "Dell OSP Pilot" --os-family Redhat \<text:line-break/> <text:s/>--path 'http://FOREMAN_SERVER/iso'</text:p>
      <text:h text:style-name="sect3" text:outline-level="3" text:is-list-header="true"/>
      <text:h text:style-name="sect3" text:outline-level="3"><text:bookmark-start text:name="_local_iso_on_solution_admin_host"/>Local ISO on Solution Admin Host<text:bookmark-end text:name="_local_iso_on_solution_admin_host"/></text:h>
      <text:list xml:id="list98711647792549865" text:style-name="L4">
        <text:list-item>
          <text:p text:style-name="P9">On the Solution Admin Host: </text:p>
          <text:list>
            <text:list-item>
              <text:p text:style-name="P9"><text:span text:style-name="_2a__20_RA-Software_20_Name">yum install httpd</text:span> </text:p>
            </text:list-item>
            <text:list-item>
              <text:p text:style-name="P9">Configure <text:span text:style-name="_2a__20_RA-Software_20_Name">httpd</text:span> with any options you want. Defaults will work, but are not secure. </text:p>
            </text:list-item>
            <text:list-item>
              <text:p text:style-name="P9">copy the ISO to the SAH in <text:span text:style-name="_2a__20_RA-File">/store/data/iso</text:span> </text:p>
            </text:list-item>
            <text:list-item>
              <text:p text:style-name="P9"><text:span text:style-name="_2a__20_RA-Software_20_Name">"mount -o loop ISO NAME /mnt"</text:span> </text:p>
            </text:list-item>
            <text:list-item>
              <text:p text:style-name="P9"><text:span text:style-name="_2a__20_RA-Software_20_Name">"mkdir /store/data/iso/RHEL6.5"</text:span> (Name of the OS) </text:p>
            </text:list-item>
            <text:list-item>
              <text:p text:style-name="P9"><text:span text:style-name="_2a__20_RA-Software_20_Name">"rsync -av /mnt/ /store/data/iso/RHEL6.5"</text:span> </text:p>
            </text:list-item>
            <text:list-item>
              <text:p text:style-name="P9"><text:span text:style-name="_2a__20_RA-Software_20_Name">"umount /mnt"</text:span> </text:p>
            </text:list-item>
            <text:list-item>
              <text:p text:style-name="P9"><text:span text:style-name="_2a__20_RA-Software_20_Name">"ln -s /store/data/iso/RHEL6.5 RHEL6.5"</text:span> </text:p>
            </text:list-item>
          </text:list>
        </text:list-item>
        <text:list-item>
          <text:p text:style-name="P9">Validate the web interface works </text:p>
          <text:list>
            <text:list-header>
              <text:p text:style-name="P9">http://ipaddress of foreman/RHEL6.5/README</text:p>
            </text:list-header>
          </text:list>
        </text:list-item>
      </text:list>
      <text:h text:style-name="sect2" text:outline-level="2"><text:bookmark-start text:name="_note_the_medium_id"/>Note the Medium ID<text:bookmark-end text:name="_note_the_medium_id"/></text:h>
      <text:p text:style-name="text-body">After the medium is created, execute the <text:span text:style-name="_2a__20_RA-Software_20_Name">hammer medium list</text:span> command.</text:p>
      <text:p text:style-name="text-body">Take note of the ID (first column) for the newly created medium. This will be needed later.</text:p>
      <text:h text:style-name="sect2" text:outline-level="2"><text:bookmark-start text:name="_configure_the_partition_tables"/><text:soft-page-break/>Configure the Partition Tables<text:bookmark-end text:name="_configure_the_partition_tables"/></text:h>
      <text:p text:style-name="text-body">Configure the partition tables that the provisioned hosts will use. These partition tables are provided in two files.</text:p>
      <table:table table:name="horizontallist" table:style-name="horizontallist">
        <table:table-column table:style-name="horizontallist.A"/>
        <table:table-column table:style-name="horizontallist.B"/>
        <table:table-row>
          <table:table-cell office:value-type="string">
            <text:p text:style-name="P3">dell-poc-controller.partition </text:p>
          </table:table-cell>
          <table:table-cell office:value-type="string">
            <text:p text:style-name="Standard">Partition table for the POC controller nodes. </text:p>
          </table:table-cell>
        </table:table-row>
        <table:table-row>
          <table:table-cell office:value-type="string">
            <text:p text:style-name="P3">dell-poc-compute.partition </text:p>
          </table:table-cell>
          <table:table-cell office:value-type="string">
            <text:p text:style-name="Standard">Partition table for the POC compute nodes. </text:p>
          </table:table-cell>
        </table:table-row>
      </table:table>
      <text:p text:style-name="text-body">Use the <text:span text:style-name="_2a__20_RA-Software_20_Name">hammer partition-table create</text:span> command to install the partition tables. Specify an appropriate <text:span text:style-name="_2a__20_RA-Variable_20_Data">NAME</text:span> for each partition table and specify the file that contains the data. Install only the needed partition tables.</text:p>
      <text:p text:style-name="_2a__20_RA-Code"># hammer partition-table create --name dell-poc-controller --os-family Redhat \<text:line-break/> <text:s/>--file /root/poc/dell-poc-controller.partition<text:line-break/><text:line-break/># hammer partition-table create --name dell-poc-compute --os-family Redhat \<text:line-break/> <text:s/>--file /root/poc/dell-poc-compute.partition</text:p>
      <text:p text:style-name="Text_20_body"/>
      <text:p text:style-name="text-body">After the partition tables are created, execute the <text:span text:style-name="_2a__20_RA-Software_20_Name">hammer partition-table list</text:span> command.</text:p>
      <text:p text:style-name="text-body">Take note of the ID’s of the newly created partition tables.</text:p>
      <text:h text:style-name="P14" text:outline-level="2"/>
      <text:h text:style-name="P15" text:outline-level="2"><text:bookmark-start text:name="_configure_the_operating_systems"/>Configure the Operating Systems<text:bookmark-end text:name="_configure_the_operating_systems"/></text:h>
      <text:p text:style-name="text-body">A operating system definition for <text:span text:style-name="_2a__20_RA-Software_20_Name">Red Hat Enterprise Linux 6.5</text:span> was created when the Foreman server registered with itself. But a definition for <text:span text:style-name="_2a__20_RA-Software_20_Name">Red Hat Enterprise Linux 7.0</text:span> was not.</text:p>
      <text:p text:style-name="text-body">Create a new operating system definition for <text:span text:style-name="_2a__20_RA-Software_20_Name">Red Hat Enterprise Linux 7.0</text:span>.</text:p>
      <text:p text:style-name="text-body">Use the <text:span text:style-name="_2a__20_RA-Software_20_Name">hammer os create</text:span> command to create the definition.</text:p>
      <text:p text:style-name="listingblock"># hammer os create --name "RedHat" --major 7 --minor 0 --family Redhat</text:p>
      <text:p text:style-name="text-body">After creating the operating system, execute the <text:span text:style-name="_2a__20_RA-Software_20_Name">hammer os list</text:span> command.</text:p>
      <text:p text:style-name="text-body">Take note of the ID’s for the new <text:span text:style-name="_2a__20_RA-Software_20_Name">RedHat 6.5</text:span> and<text:span text:style-name="_2a__20_RA-Software_20_Name"> RedHat 7.0</text:span> operating systems.</text:p>
      <text:p text:style-name="text-body">Associate the <text:span text:style-name="_2a__20_RA-Software_20_Name">x86_64</text:span> architecture with the <text:span text:style-name="_2a__20_RA-Software_20_Name">RedHat 6.5</text:span> and <text:span text:style-name="_2a__20_RA-Software_20_Name">RedHat 7.0 </text:span>operating systems.</text:p>
      <text:p text:style-name="text-body">Execute the <text:span text:style-name="_2a__20_RA-Software_20_Name">hammer os add-architecture</text:span> command for each operating systems ID.</text:p>
      <text:p text:style-name="_2a__20_RA-Code"># hammer os add-architecture --architecture x86_64 --id RHEL6.5_OS_ID<text:line-break/><text:line-break/># hammer os add-architecture --architecture x86_64 --id RHEL7.0_OS_ID</text:p>
      <text:p text:style-name="Text_20_body"/>
      <text:p text:style-name="text-body">The appropriate partition tables need associated with the operating systems.</text:p>
      <text:p text:style-name="text-body">Use the <text:span text:style-name="_2a__20_RA-Software_20_Name">hammer os add-ptable</text:span> command to associate the appropriate partition tables to the operating system Id.</text:p>
      <text:p text:style-name="text-body">This command must be executed four times, once for each combination of partition table and the <text:span text:style-name="_2a__20_RA-Software_20_Name">RedHat 6.5</text:span> and <text:span text:style-name="_2a__20_RA-Software_20_Name">RedHat 7.0</text:span> operating system IDs.</text:p>
      <text:p text:style-name="_2a__20_RA-Code"># hammer os add-ptable --ptable-id P_ID --id OS_ID</text:p>
      <text:p text:style-name="Text_20_body"/>
      <text:h text:style-name="sect2"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_20_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text:soft-page-break/>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3">dell-osp-ks.template </text:p>
          </table:table-cell>
          <table:table-cell office:value-type="string">
            <text:p text:style-name="Standard">Provisioning template that provides the kickstart file. </text:p>
          </table:table-cell>
        </table:table-row>
        <table:table-row>
          <table:table-cell office:value-type="string">
            <text:p text:style-name="P3">dell-osp-pxe.template </text:p>
          </table:table-cell>
          <table:table-cell office:value-type="string">
            <text:p text:style-name="Standard">PXE template that contains the PXE configuration.. </text:p>
          </table:table-cell>
        </table:table-row>
        <table:table-row>
          <table:table-cell office:value-type="string">
            <text:p text:style-name="P3">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3">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6.5, OS_ID_RH7.0" --file /root/poc/dell-osp-ks.template<text:line-break/><text:line-break/># hammer template create --name "Dell OpenStack PXE Template" --type PXELinux \<text:line-break/> <text:s/>--operatingsystem-ids "OS_ID_RH6.5, OS_ID_RH7.0" --file /root/poc/dell-osp-pxe.template<text:line-break/><text:line-break/># hammer template create --name "bond_interfaces" --type snippet \<text:line-break/> <text:s/>--file /root/poc/bonding_snippet.template<text:line-break/><text:line-break/># hammer template create --name "interface_config" --type snippet \<text:line-break/> <text:s/>--file /root/poc/interface_config.template</text:p>
      <text:p text:style-name="Text_20_body"/>
      <text:p text:style-name="text-body">After the templates are created, use the <text:span text:style-name="_2a__20_RA-Software_20_Name">hammer template list</text:span> command to determine the IDs of the templates.</text:p>
      <text:p text:style-name="text-body"/>
      <text:p text:style-name="P4">The provisioning and PXE templates must be associated with the operating systems. Use the <text:span text:style-name="_2a__20_RA-Software_20_Name">hammer os update</text:span> command to update the template associations.</text:p>
      <text:p text:style-name="text-body">Execute the following command for each of the <text:span text:style-name="_2a__20_RA-Software_20_Name">RedHat 6.5</text:span> and <text:span text:style-name="_2a__20_RA-Software_20_Name">RedHat 7.0 </text:span>IDs. This command also associates the installation medium to the operating system.</text:p>
      <text:p text:style-name="_2a__20_RA-Code"># hammer os update --config-template-ids "KS_ID, PXE_ID" \<text:line-break/> <text:s/>--medium-ids MEDIUM_ID --id OS_ID</text:p>
      <text:p text:style-name="Text_20_body"/>
      <text:p text:style-name="text-body">The templates are now associated with the operating systems, they must now be set as the default templates for the operating systems.</text:p>
      <text:p text:style-name="text-body">Execute the <text:span text:style-name="_2a__20_RA-Software_20_Name">hammer os set-default </text:span>template command for each template and operating system combination. The command should be executed four times in total.</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6.5<text:line-break/>Release name:<text:line-break/>Family: <text:s text:c="12"/>Redhat<text:line-break/>Name: <text:s text:c="14"/>RedHat<text:line-break/>Major version: <text:s text:c="5"/>6<text:line-break/>Minor version: <text:s text:c="5"/>5<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14" text:outline-level="2"/>
      <text:h text:style-name="P15"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ropriate IDs.</text:p>
      <text:list xml:id="list3231362625055543634" text:style-name="L5">
        <text:list-item>
          <text:p text:style-name="P10">Environments </text:p>
          <text:p text:style-name="P22"># hammer environment list</text:p>
          <text:p text:style-name="P10"/>
        </text:list-item>
        <text:list-item>
          <text:p text:style-name="P10">Domains </text:p>
          <text:p text:style-name="P22"># hammer domain list</text:p>
          <text:p text:style-name="P10"/>
        </text:list-item>
        <text:list-item>
          <text:p text:style-name="P10">Puppet Proxy </text:p>
          <text:p text:style-name="P22"># hammer proxy list</text:p>
          <text:p text:style-name="P10"/>
        </text:list-item>
        <text:list-item>
          <text:p text:style-name="P10">Architectures </text:p>
          <text:p text:style-name="P22"># hammer architecture list</text:p>
        </text:list-item>
      </text:list>
      <text:h text:style-name="sect2" text:outline-level="2" text:is-list-header="true"/>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4092520767776642801" text:style-name="L6">
        <text:list-item>
          <text:p text:style-name="P11">Log into the Foreman UI. </text:p>
        </text:list-item>
        <text:list-item>
          <text:p text:style-name="P11">Select the <text:span text:style-name="_2a__20_RA-UI_20_Element">Administer</text:span> drop down on the top right of the window. </text:p>
        </text:list-item>
        <text:list-item>
          <text:p text:style-name="P11">Select <text:span text:style-name="_2a__20_RA-UI_20_Element">Settings</text:span>. Select the <text:span text:style-name="_2a__20_RA-UI_20_Element">Provisioning</text:span> tab. </text:p>
        </text:list-item>
        <text:list-item>
          <text:p text:style-name="P11">Edit the <text:span text:style-name="_2a__20_RA-UI_20_Element">ignore_puppet_facts_for_provisioning </text:span>setting and set it to <text:span text:style-name="_2a__20_RA-Variable_20_Data">true</text:span>. </text:p>
        </text:list-item>
      </text:list>
      <text:p text:style-name="asciidoc-pagebreak"/>
      <text:h text:style-name="sect1"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hammer <text:span text:style-name="_2a__20_RA-Software_20_Name">host create command</text:span>. Once the host is created, reset the variables for the next host and execute the same <text:span text:style-name="_2a__20_RA-Software_20_Name">hammer</text:span> command again.</text:p>
      <text:p text:style-name="text-body">Repeat this until all hosts are created. Make sure to change the root password on the command line as needed.</text:p>
      <table:table table:name="Table2" table:style-name="Table2">
        <table:table-column table:style-name="Table2.A"/>
        <table:table-column table:style-name="Table2.B"/>
        <table:table-row>
          <table:table-cell office:value-type="string">
            <text:p text:style-name="P3">NAME </text:p>
          </table:table-cell>
          <table:table-cell office:value-type="string">
            <text:p text:style-name="Standard">The host name of the provisioned host. </text:p>
          </table:table-cell>
        </table:table-row>
        <table:table-row>
          <table:table-cell office:value-type="string">
            <text:p text:style-name="P3">PTABLE </text:p>
          </table:table-cell>
          <table:table-cell office:value-type="string">
            <text:p text:style-name="Standard">The ID of the partition table that should be used when deploying this host. This ID is the same for all the compute nodes, but the controller uses a different partition table ID. </text:p>
          </table:table-cell>
        </table:table-row>
        <table:table-row>
          <table:table-cell office:value-type="string">
            <text:p text:style-name="P3">MAC </text:p>
          </table:table-cell>
          <table:table-cell office:value-type="string">
            <text:p text:style-name="Standard">The hardware address of the provisioning interface for the node. </text:p>
          </table:table-cell>
        </table:table-row>
      </table:table>
      <text:p text:style-name="text-body"/>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14" text:outline-level="2"/>
      <text:h text:style-name="P15" text:outline-level="2"><text:bookmark-start text:name="_configure_operating_system_updates"/>Configure Operating System Updates.<text:bookmark-end text:name="_configure_operating_system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3" table:style-name="Table3">
        <table:table-column table:style-name="Table3.A"/>
        <table:table-column table:style-name="Table3.B"/>
        <table:table-row>
          <table:table-cell office:value-type="string">
            <text:p text:style-name="P3">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3">subscription_manager_username </text:p>
          </table:table-cell>
          <table:table-cell office:value-type="string">
            <text:p text:style-name="Standard">The user name of the Subscription Manager account to register to. </text:p>
          </table:table-cell>
        </table:table-row>
        <table:table-row>
          <table:table-cell office:value-type="string">
            <text:p text:style-name="P3">subscription_manager_password </text:p>
          </table:table-cell>
          <table:table-cell office:value-type="string">
            <text:p text:style-name="Standard">The password for the Subscription Manager account. </text:p>
          </table:table-cell>
        </table:table-row>
        <table:table-row>
          <table:table-cell office:value-type="string">
            <text:p text:style-name="P3">subscription_manager_pool </text:p>
          </table:table-cell>
          <table:table-cell office:value-type="string">
            <text:p text:style-name="Standard">The ID of the pool to attach the host to. </text:p>
          </table:table-cell>
        </table:table-row>
        <table:table-row>
          <table:table-cell office:value-type="string">
            <text:p text:style-name="P3">subscription_manager_repos </text:p>
          </table:table-cell>
          <table:table-cell office:value-type="string">
            <text:p text:style-name="Standard">The repositories that should be enabled after the host is registered. </text:p>
          </table:table-cell>
        </table:table-row>
      </table:table>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4">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p text:style-name="text-body">These steps should be performed for both the <text:span text:style-name="_2a__20_RA-Software_20_Name">RedHat 6.5 </text:span>and <text:span text:style-name="_2a__20_RA-Software_20_Name">RedHat 7.0</text:span> operating systems. Define the <text:span text:style-name="_2a__20_RA-Variable_20_Data">OS_ID</text:span> variable to the ID of the operating system then execute the remaining commands.</text:p>
      <text:p text:style-name="text-body">Change the <text:span text:style-name="_2a__20_RA-Variable_20_Data">OS_ID</text:span> to the other ID and repeat the commands again.</text:p>
      <text:p text:style-name="text-body"/>
      <text:p text:style-name="P4">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name subscription_manager --value true<text:line-break/><text:line-break/># hammer os set-parameter --operatingsystem-id ${OS_ID} --name subscription_manager_username --value CHANGEME<text:line-break/><text:line-break/># hammer os set-parameter --operatingsystem-id ${OS_ID} --name subscription_manager_password --value 'CHANGEME'<text:line-break/><text:line-break/># hammer os set-parameter --operatingsystem-id ${OS_ID} --name subscription_manager_pool --value POOL_ID<text:line-break/><text:line-break/># hammer os set-parameter --operatingsystem-id ${OS_ID} --name subscription_manager_repos \<text:line-break/> <text:s text:c="3"/>--value "rhel-server-rhscl-7-rpms, rhel-7-server-rpms, rhel-7-server-openstack-5.0-rpms"</text:p>
      <text:p text:style-name="Text_20_body"/>
      <text:h text:style-name="sect3" text:outline-level="3"><text:bookmark-start text:name="_optional_proxy_settings"/>Optional Proxy Settings<text:bookmark-end text:name="_optional_proxy_settings"/></text:h>
      <text:p text:style-name="text-body">Proxy settings for the <text:span text:style-name="_2a__20_RA-Software_20_Name">subscription-manager</text:span> and <text:span text:style-name="_2a__20_RA-Software_20_Name">yum</text:span>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4" table:style-name="Table4">
        <table:table-column table:style-name="Table4.A"/>
        <table:table-column table:style-name="Table4.B"/>
        <table:table-row>
          <table:table-cell office:value-type="string">
            <text:p text:style-name="P3">subscription_manager_proxy </text:p>
          </table:table-cell>
          <table:table-cell office:value-type="string">
            <text:p text:style-name="Standard">The proxy server to use, if needed. </text:p>
          </table:table-cell>
        </table:table-row>
        <table:table-row>
          <table:table-cell office:value-type="string">
            <text:p text:style-name="P3">subscription_manager_proxy_port </text:p>
          </table:table-cell>
          <table:table-cell office:value-type="string">
            <text:p text:style-name="Standard">The proxy port to use, if needed. </text:p>
          </table:table-cell>
        </table:table-row>
        <table:table-row>
          <table:table-cell office:value-type="string">
            <text:p text:style-name="P3">subscription_manager_proxy_user </text:p>
          </table:table-cell>
          <table:table-cell office:value-type="string">
            <text:p text:style-name="Standard">The proxy username, if needed. </text:p>
          </table:table-cell>
        </table:table-row>
        <table:table-row>
          <table:table-cell office:value-type="string">
            <text:p text:style-name="P3">subscription_manager_proxy_password </text:p>
          </table:table-cell>
          <table:table-cell office:value-type="string">
            <text:p text:style-name="Standard">The proxy password, if needed. </text:p>
          </table:table-cell>
        </table:table-row>
      </table:table>
      <text:h text:style-name="P14" text:outline-level="2"/>
      <text:h text:style-name="P15" text:outline-level="2"><text:bookmark-start text:name="_controller_node"/>Controller Node<text:bookmark-end text:name="_controller_node"/></text:h>
      <text:p text:style-name="text-body">Set <text:span text:style-name="_2a__20_RA-UI_20_Element">nics</text:span> parameter on the controller host. This provides the kickstart file the needed information to configure the two non-provisioned (Public API, Private API) interfaces.</text:p>
      <text:p text:style-name="text-body">The value for the parameter consists of a space separated list of nic configuration bash associative array. The entire value is enclosed within single tick-marks and parentheses. ( …)</text:p>
      <text:p text:style-name="text-body">Each key/value is in the following format: [IFACE]="parameters"</text:p>
      <text:p text:style-name="text-body">An example of defining two interfaces: hammer host set-parameter --host-id 3 --name nics \ --value ([em1]="onboot static aa:bb:cc:dd:ee:ff 192.168.0.110/255.255.255.0" [em2]="onboot static 11:22:33:44:55:66 192.169.10.110/255.255.255.0")</text:p>
      <text:p text:style-name="text-body">The parameters consist of the following:</text:p>
      <table:table table:name="Table5" table:style-name="Table5">
        <table:table-column table:style-name="Table5.A"/>
        <table:table-column table:style-name="Table5.B"/>
        <table:table-row>
          <table:table-cell office:value-type="string">
            <text:p text:style-name="P3">onboot </text:p>
          </table:table-cell>
          <table:table-cell office:value-type="string">
            <text:p text:style-name="Standard">The interface is enabled when the system boots. Default is disabled. </text:p>
          </table:table-cell>
        </table:table-row>
        <table:table-row>
          <table:table-cell office:value-type="string">
            <text:p text:style-name="P3">dhcp | static | none </text:p>
          </table:table-cell>
          <table:table-cell office:value-type="string">
            <text:p text:style-name="Standard">The interface gets its network configuration using DHCP,· the network configuration is staticaly configured, or the interface has no network configuration. If no option is specified, dhcp is assumed. </text:p>
          </table:table-cell>
        </table:table-row>
        <table:table-row>
          <table:table-cell office:value-type="string">
            <text:p text:style-name="P3">xx:xx:xx:xx:xx:xx </text:p>
          </table:table-cell>
          <table:table-cell office:value-type="string">
            <text:p text:style-name="Standard">The hardware address of the interface. </text:p>
          </table:table-cell>
        </table:table-row>
        <table:table-row>
          <table:table-cell office:value-type="string">
            <text:p text:style-name="P3">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text-body">Execute the following command to set the nic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s://FOREMAN_SERVER/vlock_files/controller.vlock'</text:p>
      <text:p text:style-name="Text_20_body"/>
      <text:h text:style-name="sect2" text:outline-level="2"><text:bookmark-start text:name="_compute_nodes"/>Compute Nodes<text:bookmark-end text:name="_compute_nodes"/></text:h>
      <text:p text:style-name="text-body">The <text:span text:style-name="_2a__20_RA-UI_20_Element">nics</text:span> parameter must be set to configure the three remaining ( Nova Public, Nova Private, Private API) interfaces used on the compute nodes.</text:p>
      <text:p text:style-name="text-body">Execute the following hammer command on each compute node. Note that the third interface specified is the IFACE_NOVA_PRIVATE interface. This interface has no network configuration, but should be enabled upon boot.</text:p>
      <text:p text:style-name="_2a__20_RA-Code"><text:soft-page-break/># hammer host set-parameter --host-id HOST_ID <text:s/>--name nics \<text:line-break/> <text:s/>--value '([IFACE]="onboot static MAC IP/MASK" [IFACE]="onboot static MAC IP/MASK"<text:line-break/>[IFACE_NOVA_PRIVATE]="onboot none MAC")'</text:p>
      <text:p text:style-name="text-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s://FOREMAN_SERVER/vlock_files/compute.vlock'</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P16" text:outline-level="1"/>
      <text:h text:style-name="P17" text:outline-level="1"><text:bookmark-start text:name="_assigning_hostgroups"/>Assigning Hostgroups<text:bookmark-end text:name="_assigning_hostgroups"/></text:h>
      <text:h text:style-name="sect2" text:outline-level="2"><text:bookmark-start text:name="_configure_hostgroup_parameters"/>Configure Hostgroup Parameters<text:bookmark-end text:name="_configure_hostgroup_parameters"/></text:h>
      <text:p text:style-name="text-body">The default values for the host group parameters are specified in the <text:span text:style-name="_2a__20_RA-File">dell-poc.yaml.erb</text:span> file. This file consists of a couple of sections. The top section contains parameters that are most commonly changed. Under normal situations, the parameters in the remaining sections should not be changed.</text:p>
      <text:p text:style-name="text-body">Below are listed the parameters that should be changed for each environment. The remaining parameters are noted within the file.</text:p>
      <table:table table:name="Table6" table:style-name="Table6">
        <table:table-column table:style-name="Table6.A"/>
        <table:table-column table:style-name="Table6.B"/>
        <table:table-row>
          <table:table-cell table:style-name="Table6.A1" office:value-type="string">
            <text:p text:style-name="P3">passwd_auto</text:p>
          </table:table-cell>
          <table:table-cell table:style-name="Table6.A1" office:value-type="string">
            <text:p text:style-name="Standard">The password to use in most places. </text:p>
          </table:table-cell>
        </table:table-row>
        <table:table-row>
          <table:table-cell table:style-name="Table6.A1" office:value-type="string">
            <text:p text:style-name="P3">controller_admin_host</text:p>
          </table:table-cell>
          <table:table-cell table:style-name="Table6.A1" office:value-type="string">
            <text:p text:style-name="Standard">The IP address of the controller nodes interface that has administrative network traffic. </text:p>
          </table:table-cell>
        </table:table-row>
        <table:table-row>
          <table:table-cell table:style-name="Table6.A1" office:value-type="string">
            <text:p text:style-name="P3">controller_priv_host</text:p>
          </table:table-cell>
          <table:table-cell table:style-name="Table6.A1" office:value-type="string">
            <text:p text:style-name="Standard">The IP address of the controller nodes interface connected to the Private API network. </text:p>
          </table:table-cell>
        </table:table-row>
        <table:table-row>
          <table:table-cell table:style-name="Table6.A1" office:value-type="string">
            <text:p text:style-name="P3">controller_pub_host</text:p>
          </table:table-cell>
          <table:table-cell table:style-name="Table6.A1" office:value-type="string">
            <text:p text:style-name="Standard">The IP address of the controller nodes interface connected to the Public API network. </text:p>
          </table:table-cell>
        </table:table-row>
        <table:table-row>
          <table:table-cell table:style-name="Table6.A1" office:value-type="string">
            <text:p text:style-name="P3">nova_public_net</text:p>
          </table:table-cell>
          <table:table-cell table:style-name="Table6.A1" office:value-type="string">
            <text:p text:style-name="Standard">Network address and mask for the Nova Public Network </text:p>
          </table:table-cell>
        </table:table-row>
        <table:table-row>
          <table:table-cell table:style-name="Table6.A1" office:value-type="string">
            <text:p text:style-name="P3">nova_public_iface</text:p>
          </table:table-cell>
          <table:table-cell table:style-name="Table6.A1" office:value-type="string">
            <text:p text:style-name="Standard">Compute nodes interface that is connected to the Nova Public Network</text:p>
          </table:table-cell>
        </table:table-row>
        <table:table-row>
          <table:table-cell table:style-name="Table6.A1" office:value-type="string">
            <text:p text:style-name="P3">nova_private_net</text:p>
          </table:table-cell>
          <table:table-cell table:style-name="Table6.A1" office:value-type="string">
            <text:p text:style-name="Standard">Network address and mask for the Nova Private Network </text:p>
          </table:table-cell>
        </table:table-row>
        <table:table-row>
          <table:table-cell table:style-name="Table6.A1" office:value-type="string">
            <text:p text:style-name="P3">nova_private_iface</text:p>
          </table:table-cell>
          <table:table-cell table:style-name="Table6.A1" office:value-type="string">
            <text:p text:style-name="Standard">Compute nodes interface that is connected to the Nova Private Network </text:p>
          </table:table-cell>
        </table:table-row>
        <table:table-row>
          <table:table-cell table:style-name="Table6.A1" office:value-type="string">
            <text:p text:style-name="P3">private_api_net</text:p>
          </table:table-cell>
          <table:table-cell table:style-name="Table6.A1" office:value-type="string">
            <text:p text:style-name="Standard">Network address and mask for the Private API Network</text:p>
          </table:table-cell>
        </table:table-row>
        <table:table-row>
          <table:table-cell table:style-name="Table6.A1" office:value-type="string">
            <text:p text:style-name="P3">private_api_iface</text:p>
          </table:table-cell>
          <table:table-cell table:style-name="Table6.A1" office:value-type="string">
            <text:p text:style-name="Standard">Compute nodes interface that is connected to the Private API Network </text:p>
          </table:table-cell>
        </table:table-row>
      </table:table>
      <text:p text:style-name="Table">Table <text:sequence text:ref-name="refTable0" text:name="Table" text:formula="ooow:Table+1" style:num-format="1">3.1.1</text:sequence>: </text:p>
      <text:p text:style-name="text-body">Caution should be taken when changing parameters since the parameter type is determined when it is defined in the <text:span text:style-name="_2a__20_RA-File">dell-poc.yaml.erb</text:span> file.</text:p>
      <text:p text:style-name="text-body">When changing values, ensure the new value is in the same syntax as the previous one. Whether a parameter is enclosed in quotes, square brackets, or spans multiple lines determines the type of parameter.</text:p>
      <text:p text:style-name="text-body">Edit the <text:span text:style-name="_2a__20_RA-File">dell-poc.yaml.erb</text:span> file and make the appropriate changes.</text:p>
      <text:h text:style-name="sect2" text:outline-level="2"><text:bookmark-start text:name="_apply_hostgroup_parameters"/><text:soft-page-break/>Apply hostgroup parameters<text:bookmark-end text:name="_apply_hostgroup_parameters"/></text:h>
      <text:p text:style-name="text-body">The <text:span text:style-name="_2a__20_RA-Software_20_Name">rubygen-foreman_api </text:span>package must be installed to apply the changes in the <text:span text:style-name="_2a__20_RA-File">dell-poc.yaml.erb</text:span> file.</text:p>
      <text:p text:style-name="_2a__20_RA-Code"># yum install -y rubygem-foreman_api</text:p>
      <text:p text:style-name="text-body"/>
      <text:p text:style-name="text-body">Change to the <text:span text:style-name="_2a__20_RA-File">/usr/share/openstack-foreman-installer </text:span>directory and execute the <text:span text:style-name="_2a__20_RA-Software_20_Name">bin/quickstack_defaults.rb</text:span> command as shown below.</text:p>
      <text:p text:style-name="_2a__20_RA-Code"># cd /usr/share/openstack-foreman-installer<text:line-break/><text:line-break/># bin/quickstack_defaults.rb -g config/hostgroups.yaml -d ~/dell-poc.yaml.erb -v parameters</text:p>
      <text:p text:style-name="text-body"/>
      <text:p text:style-name="text-body">The <text:span text:style-name="_2a__20_RA-UI_20_Element">network_overrides</text:span> parameter cannot easily be set using the <text:span text:style-name="_2a__20_RA-File">dell-poc.yaml.erb </text:span>file. It is set using the <text:span text:style-name="_2a__20_RA-Software_20_Name">hammer sc-param update</text:span> command.</text:p>
      <text:p text:style-name="text-body">First, the parameter ID must be determined, then the settings applied. Replace <text:span text:style-name="_2a__20_RA-Variable_20_Data">VLAN</text:span> with the starting VLAN number to be used in the environment. Make sure the syntax of the line does not change.</text:p>
      <text:p text:style-name="_2a__20_RA-Code"># ParamId=$( hammer sc-param <text:s/>list --per-page 1000 --search network_overrides \<text:line-break/> <text:s/>| awk '/network_overrides/ {print $1}')<text:line-break/><text:line-break/># hammer sc-param update --id ${ParamId} \<text:line-break/> <text:s/>--default-value "{'vlan_start': VLAN, 'force_dhcp_release': 'false'}" --override yes</text:p>
      <text:p text:style-name="Text_20_body"/>
      <text:h text:style-name="P16" text:outline-level="1"/>
      <text:h text:style-name="P17" text:outline-level="1"><text:bookmark-start text:name="_configure_nodes"/>Configure Nodes<text:bookmark-end text:name="_configure_nodes"/></text:h>
      <text:p text:style-name="text-body">After the nodes are installed, the must have a host group assigned to them.</text:p>
      <text:p text:style-name="text-body">The IDs of the host groups must be determined. Execute the <text:span text:style-name="_2a__20_RA-Software_20_Name">hammer hostgroup list</text:span> command. Take note of the IDs for the Controller (Nova Network) and Compute (Nova Network) host groups.</text:p>
      <text:p text:style-name="_2a__20_RA-Code"># hammer hostgroup list</text:p>
      <text:h text:style-name="sect2" text:outline-level="2" text:is-list-header="true"/>
      <text:h text:style-name="sect2" text:outline-level="2"><text:bookmark-start text:name="_add_controller_hostgroup"/>Add Controller hostgroup<text:bookmark-end text:name="_add_controller_hostgroup"/></text:h>
      <text:p text:style-name="text-body">Apply the Controller (Nova Network) host group to the controller node using the <text:span text:style-name="_2a__20_RA-Software_20_Name">hammer host update</text:span> command.</text:p>
      <text:p text:style-name="_2a__20_RA-Code"># hammer host update --hostgroup-id HOSTGROUP_ID --id HOST_ID</text:p>
      <text:p text:style-name="text-body"/>
      <text:p text:style-name="text-body">Once the host group is applied, log into the controller node and execute the following command to pull the host group configuration.</text:p>
      <text:p text:style-name="_2a__20_RA-Code"># puppet agent -t -dv |&amp; tee /root/puppet.out</text:p>
      <text:p text:style-name="text-body"/>
      <text:p text:style-name="text-body">This command pipes a copy of the output to the <text:span text:style-name="_2a__20_RA-File">/root/puppet.out</text:span> file for later review. Watch the output or review the <text:span text:style-name="_2a__20_RA-File">/root/puppet.out </text:span>file for errors.</text:p>
      <text:h text:style-name="sect2" text:outline-level="2"><text:bookmark-start text:name="_add_compute_hostgroup"/>Add Compute hostgroup<text:bookmark-end text:name="_add_compute_hostgroup"/></text:h>
      <text:p text:style-name="text-body">Add the host groups to the hosts one at a time. Make sure to run <text:span text:style-name="_2a__20_RA-Software_20_Name">puppet agent -t -dv |&amp; tee /root/puppet.out</text:span> between each.</text:p>
      <text:p text:style-name="text-body">Do not add the next host in the list until the previous one is finished. Failure to do so can lead to a race condition that prevents proper installation and configuration of the compute nodes.</text:p>
      <text:p text:style-name="listingblock"># hammer host update --hostgroup-id HOSTGROUP_ID --id HOST_ID</text:p>
      <text:p text:style-name="text-body">Wait for each compute node to finish its configuration before starting the next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3</text:page-number></text:span><text:span text:style-name="MT1"><text:tab/></text:span></text:p>
      </style:footer>
      <style:footer-left>
        <text:p text:style-name="Footer"><text:span text:style-name="MT2"><text:tab/></text:span><text:span text:style-name="MT2"><text:page-number text:select-page="current">14</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2T17:25:34.81</dc:date>
    <meta:editing-duration>PT21H41M32S</meta:editing-duration>
    <meta:editing-cycles>5</meta:editing-cycles>
    <meta:generator>OpenOffice/4.1.1$Win32 OpenOffice.org_project/411m6$Build-9775</meta:generator>
    <meta:document-statistic meta:table-count="7" meta:image-count="8" meta:object-count="0" meta:page-count="18" meta:paragraph-count="282" meta:word-count="3504" meta:character-count="24101"/>
  </office:meta>
</office:document-meta>
</file>